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office:forms form:automatic-focus="false" form:apply-design-mode="false"/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office:forms form:automatic-focus="false" form:apply-design-mode="false"/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7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48:45.6842635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27T17:13:25.772162970</dc:date>
    <meta:editing-duration>P7DT15H10M41S</meta:editing-duration>
    <meta:editing-cycles>22</meta:editing-cycles>
    <meta:generator>LibreOffice/6.4.7.2$Linux_X86_64 LibreOffice_project/40$Build-2</meta:generator>
    <meta:document-statistic meta:table-count="6" meta:cell-count="5466" meta:object-count="0"/>
  </office:meta>
</office:document-meta>
</file>